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bfeb1"/>
    </style:style>
    <style:style style:name="P2" style:family="paragraph" style:parent-style-name="Standard" style:list-style-name="L1">
      <style:text-properties officeooo:rsid="000bfeb1" officeooo:paragraph-rsid="000bfeb1"/>
    </style:style>
    <style:style style:name="P3" style:family="paragraph" style:parent-style-name="Standard" style:list-style-name="L1">
      <style:text-properties officeooo:rsid="000cec87" officeooo:paragraph-rsid="000cec87"/>
    </style:style>
    <style:style style:name="P4" style:family="paragraph" style:parent-style-name="Text_20_body" style:list-style-name="L2">
      <style:text-properties officeooo:paragraph-rsid="000bfeb1"/>
    </style:style>
    <style:style style:name="P5" style:family="paragraph" style:parent-style-name="Text_20_body" style:list-style-name="L2">
      <style:text-properties officeooo:rsid="000cec87" officeooo:paragraph-rsid="000cec87"/>
    </style:style>
    <style:style style:name="P6" style:family="paragraph" style:parent-style-name="Heading_20_2" style:list-style-name="WWNum1">
      <style:text-properties officeooo:paragraph-rsid="000bfeb1"/>
    </style:style>
    <style:style style:name="P7" style:family="paragraph" style:parent-style-name="Heading_20_2">
      <style:text-properties officeooo:rsid="000bfeb1" officeooo:paragraph-rsid="000bfeb1"/>
    </style:style>
    <style:style style:name="P8" style:family="paragraph" style:parent-style-name="Heading_20_1" style:list-style-name="WWNum1">
      <style:paragraph-properties fo:margin-top="0.1665in" fo:margin-bottom="0.0835in" style:contextual-spacing="false"/>
      <style:text-properties officeooo:paragraph-rsid="000bfeb1"/>
    </style:style>
    <style:style style:name="T1" style:family="text">
      <style:text-properties officeooo:rsid="000bfeb1"/>
    </style:style>
    <style:style style:name="T2" style:family="text">
      <style:text-properties style:font-name="Courier New"/>
    </style:style>
    <style:style style:name="T3" style:family="text">
      <style:text-properties style:font-name="Courier New" officeooo:rsid="000bfeb1"/>
    </style:style>
    <style:style style:name="T4" style:family="text">
      <style:text-properties style:font-name="Times New Roma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47058622864095363" text:style-name="WWNum1">
        <text:list-item>
          <text:h text:style-name="P8" text:outline-level="1">Инструкция по сборке ParonStatistics</text:h>
          <text:list>
            <text:list-item>
              <text:h text:style-name="P6" text:outline-level="2">Windows</text:h>
            </text:list-item>
          </text:list>
        </text:list-item>
      </text:list>
      <text:p text:style-name="P1">Отдельный проект для Visual Studio – старый и неверный, поэтому сначала нужно создать проект с помощью программы CMake (<text:a xlink:type="simple" xlink:href="http://www.cmake.org/cmake/resources/software.html"><text:span text:style-name="Internet_20_link">http://www.cmake.org/cmake/resources/software.html</text:span></text:a>)</text:p>
      <text:p text:style-name="P1"/>
      <text:list xml:id="list3211065204510209488" text:style-name="L1">
        <text:list-item>
          <text:p text:style-name="P2">Скачать и установить программу CMake </text:p>
        </text:list-item>
        <text:list-item>
          <text:p text:style-name="P2">Запустить программу. Выбрать директорию для бинарных файлов (ParonStatistics/bin), для исходных файлов (ParonStatistics).</text:p>
        </text:list-item>
        <text:list-item>
          <text:p text:style-name="P2">Нажать кнопку Configure, в списке выбрать Visual Studio (ту версию, которая установлена на компьютере) </text:p>
        </text:list-item>
        <text:list-item>
          <text:p text:style-name="P2">Если выдаёт ошибки, выделенные красным – возможно, что-то не так с компилятором, нужно гуглить. Еще красным выделены какие-то переменные, типа CMAKE_INSTALL_PREFIX – это просто оставить</text:p>
        </text:list-item>
        <text:list-item>
          <text:p text:style-name="P2">Если были ошибки, еще раз нажать Configure</text:p>
        </text:list-item>
        <text:list-item>
          <text:p text:style-name="P2">Нажать Generate</text:p>
        </text:list-item>
        <text:list-item>
          <text:p text:style-name="P2">В папке bin создался проект для Visual Studio. Его можно открывать и компилировать подпроект main или ALL_BUILD или ParonStatistics, в том числе в режиме Release.</text:p>
        </text:list-item>
        <text:list-item>
          <text:p text:style-name="P3">Можно запускать bat-файл при условии скопированного в главную директорию exe-файла.</text:p>
        </text:list-item>
      </text:list>
      <text:h text:style-name="P7" text:outline-level="2">Linux</text:h>
      <text:list xml:id="list7285298713792129560" text:style-name="L2">
        <text:list-item>
          <text:p text:style-name="P4"><text:span text:style-name="T1">Если отсутствуют пакеты cmake, g++ или build-essential, установить их: </text:span><text:span text:style-name="T3">sudo apt-get install &lt;package&gt;</text:span></text:p>
        </text:list-item>
        <text:list-item>
          <text:p text:style-name="P5">Открыть терминал в директории с исходными файлами (с помощью команд cd, ls)</text:p>
        </text:list-item>
        <text:list-item>
          <text:p text:style-name="P5">Выполнить команду (скобки входят в команду): <text:span text:style-name="T2">(cd bin; cmake ..)</text:span></text:p>
        </text:list-item>
        <text:list-item>
          <text:p text:style-name="P5">Выполнить команду: <text:span text:style-name="T2">(cd bin; make)</text:span></text:p>
        </text:list-item>
        <text:list-item>
          <text:p text:style-name="P5">Запускать можно как bash-скриптами из терминала: <text:span text:style-name="T2">./run.sh, ./no_training.sh</text:span><text:span text:style-name="T4">, так и просто программу с аргументами командной строки: </text:span><text:span text:style-name="T2">./bin/main &lt;arguments&gt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default-outline-level="1" style:list-style-name="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ishka </meta:initial-creator>
    <meta:creation-date>2014-07-01T20:34:53.249166681</meta:creation-date>
    <dc:date>2014-07-01T20:46:56.244242769</dc:date>
    <dc:creator>Irishka </dc:creator>
    <meta:editing-duration>PT8M55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1" meta:paragraph-count="17" meta:word-count="193" meta:character-count="1419" meta:non-whitespace-character-count="1251"/>
  </office:meta>
</office:document-meta>
</file>